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JarsResourceResolver.WebJarsResourceResolver( WebJarAssetLocator webJarAsset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JarsResourceResolver.findWebJarResource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JarsResourceResolver.WebJars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JarsResourceResolver.resolveUrlPathInternal( String resourceUrlPath , List &lt; ? extends Resource &gt; locations , ResourceResolv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JarsResourceResolver.resolveResourceInternal( @ Nullable ServerWebExchange exchange , String requestPath , List &lt; ? extends Resource &gt; locations , ResourceResolv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